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otnotes</text:h>
      <text:p text:style-name="Text_20_body">In this example we want to introduce how to use footnotes in a text<text:note text:id="ftn0" text:note-class="footnote"><text:note-citation>1</text:note-citation><text:note-body><text:p text:style-name="Footnote">This is just an example of footnote.</text:p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6-21T19:34:20</meta:creation-date>
    <dc:date>2015-06-22T00:11:43</dc:date>
    <dc:creator>Silvio Peroni</dc:creator>
    <meta:editing-duration>PT4H37M24S</meta:editing-duration>
    <meta:editing-cycles>9</meta:editing-cycles>
    <meta:generator>OpenOffice/4.0.1$Unix OpenOffice.org_project/401m5$Build-9714</meta:generator>
    <meta:document-statistic meta:table-count="0" meta:image-count="0" meta:object-count="0" meta:page-count="1" meta:paragraph-count="3" meta:word-count="24" meta:character-count="114"/>
  </office:meta>
</office:document-meta>
</file>